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fo:font-size="24pt" officeooo:rsid="001c765e" officeooo:paragraph-rsid="001c765e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style:text-position="0% 100%" fo:font-size="16pt" officeooo:rsid="001c765e" officeooo:paragraph-rsid="001c765e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text-position="0% 100%" fo:font-size="16pt" officeooo:rsid="001c765e" officeooo:paragraph-rsid="0023386a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6pt" fo:font-weight="bold" officeooo:rsid="001c765e" officeooo:paragraph-rsid="0023386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6pt" fo:font-weight="bold" officeooo:rsid="001c765e" officeooo:paragraph-rsid="001c765e" style:font-size-asian="16pt" style:font-weight-asian="bold" style:font-size-complex="16pt" style:font-weight-complex="bold"/>
    </style:style>
    <style:style style:name="T1" style:family="text">
      <style:text-properties officeooo:rsid="002338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386a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s commands in hadoop</text:p>
      <text:p text:style-name="P1"/>
      <text:p text:style-name="P1"/>
      <text:p text:style-name="P3"><text:span text:style-name="T3">1.</text:span><text:span text:style-name="T2">fs [local | &lt;file system URI&gt;]:</text:span> <text:tab/></text:p>
      <text:p text:style-name="P3"><text:s text:c="18"/></text:p>
      <text:p text:style-name="P3"><text:s text:c="17"/>Specify the file system to use.</text:p>
      <text:p text:style-name="P2"><text:tab/><text:tab/>If not specified, the current configuration is used, </text:p>
      <text:p text:style-name="P2"><text:tab/><text:tab/>taken from the following, in increasing precedence: </text:p>
      <text:p text:style-name="P2"><text:tab/><text:tab/><text:tab/>core-default.xml inside the hadoop jar file </text:p>
      <text:p text:style-name="P2"><text:tab/><text:tab/><text:tab/>core-site.xml in $HADOOP_CONF_DIR </text:p>
      <text:p text:style-name="P2"><text:tab/><text:tab/>'local' means use the local file system as your DFS. </text:p>
      <text:p text:style-name="P2"><text:tab/><text:tab/>&lt;file system URI&gt; specifies a particular file system to </text:p>
      <text:p text:style-name="P2"><text:tab/><text:tab/>contact. This argument is optional but if used must appear</text:p>
      <text:p text:style-name="P2"><text:tab/><text:tab/>appear first on the command line. <text:s/>Exactly one additional</text:p>
      <text:p text:style-name="P2"><text:tab/><text:tab/>argument must be specified. </text:p>
      <text:p text:style-name="P2"/>
      <text:p text:style-name="P3"><text:span text:style-name="T3">2.</text:span><text:span text:style-name="T2">-ls &lt;path&gt;:</text:span> </text:p>
      <text:p text:style-name="P3"><text:s text:c="9"/><text:tab/>List the contents that match the specified file pattern. If</text:p>
      <text:p text:style-name="P2"><text:tab/><text:tab/>path is not specified, the contents of /user/&lt;currentUser&gt;</text:p>
      <text:p text:style-name="P2"><text:tab/><text:tab/>will be listed. Directory entries are of the form </text:p>
      <text:p text:style-name="P2"><text:tab/><text:tab/><text:tab/>dirName (full path) &lt;dir&gt; </text:p>
      <text:p text:style-name="P2"><text:tab/><text:tab/>and file entries are of the form </text:p>
      <text:p text:style-name="P2"><text:tab/><text:tab/><text:tab/>fileName(full path) &lt;r n&gt; size </text:p>
      <text:p text:style-name="P2"><text:tab/><text:tab/>where n is the number of replicas specified for the file </text:p>
      <text:p text:style-name="P2"><text:tab/><text:tab/>and size is the size of the file, in bytes.</text:p>
      <text:p text:style-name="P2"/>
      <text:p text:style-name="P4"><text:span text:style-name="T1">3.</text:span>-lsr &lt;path&gt;:</text:p>
      <text:p text:style-name="P3"><text:s text:c="9"/><text:tab/>Recursively list the contents that match the specified</text:p>
      <text:p text:style-name="P2"><text:tab/><text:tab/>file pattern. <text:s/>Behaves very similarly to hadoop fs -ls,</text:p>
      <text:p text:style-name="P2"><text:tab/><text:tab/>except that the data is shown for all the entries in the</text:p>
      <text:p text:style-name="P2"><text:tab/><text:tab/>subtree.</text:p>
      <text:p text:style-name="P2"/>
      <text:p text:style-name="P4"><text:span text:style-name="T1">4.</text:span>-du &lt;path&gt;:</text:p>
      <text:p text:style-name="P3"><text:s text:c="9"/><text:tab/>Show the amount of space, in bytes, used by the files that </text:p>
      <text:p text:style-name="P2"><text:tab/><text:tab/>match the specified file pattern. <text:s/>Equivalent to the unix</text:p>
      <text:p text:style-name="P2"><text:tab/><text:tab/>command "du -sb &lt;path&gt;/*" in case of a directory, </text:p>
      <text:p text:style-name="P2"><text:tab/><text:tab/>and to "du -b &lt;path&gt;" in case of a file.</text:p>
      <text:p text:style-name="P2"><text:tab/><text:tab/>The output is in the form <text:s/>- name(full path) size (in bytes)</text:p>
      <text:p text:style-name="P2"><text:soft-page-break/></text:p>
      <text:p text:style-name="P3"><text:span text:style-name="T3">5.</text:span><text:span text:style-name="T2">-dus &lt;path&gt;: </text:span><text:tab/></text:p>
      <text:p text:style-name="P3"><text:s text:c="17"/>Show the amount of space, in bytes, used by the files that </text:p>
      <text:p text:style-name="P2"><text:tab/><text:tab/>match the specified file pattern. <text:s/>Equivalent to the unix</text:p>
      <text:p text:style-name="P2"><text:tab/><text:tab/>command "du -sb" <text:s/>The output is in the form </text:p>
      <text:p text:style-name="P2"><text:tab/><text:tab/>name(full path) size (in bytes)</text:p>
      <text:p text:style-name="P2"/>
      <text:p text:style-name="P4"><text:span text:style-name="T1">6.</text:span>-mv &lt;src&gt; &lt;dst&gt;:</text:p>
      <text:p text:style-name="P3"/>
      <text:p text:style-name="P3"><text:s text:c="17"/>Move files that match the specified file pattern &lt;src&gt;</text:p>
      <text:p text:style-name="P2"><text:tab/><text:tab/>to a destination &lt;dst&gt;. <text:s/>When moving multiple files, the </text:p>
      <text:p text:style-name="P2"><text:tab/><text:tab/>destination must be a directory. </text:p>
      <text:p text:style-name="P2"/>
      <text:p text:style-name="P3"><text:span text:style-name="T3">7.</text:span><text:span text:style-name="T2">-cp &lt;src&gt; &lt;dst&gt;: </text:span><text:s/></text:p>
      <text:p text:style-name="P3"><text:s text:c="17"/>Copy files that match the file pattern &lt;src&gt; to a </text:p>
      <text:p text:style-name="P2"><text:tab/><text:tab/>destination. <text:s/>When copying multiple files, the destination</text:p>
      <text:p text:style-name="P2"><text:tab/><text:tab/>must be a directory. </text:p>
      <text:p text:style-name="P2"/>
      <text:p text:style-name="P4"><text:span text:style-name="T1">8.</text:span>-rm [-skipTrash] &lt;src&gt;:</text:p>
      <text:p text:style-name="P3"><text:s text:c="9"/><text:tab/>Delete all files that match the specified file pattern.</text:p>
      <text:p text:style-name="P2"><text:tab/><text:tab/>Equivalent to the Unix command "rm &lt;src&gt;"</text:p>
      <text:p text:style-name="P2"><text:tab/><text:tab/>-skipTrash option bypasses trash, if enabled, and immediately</text:p>
      <text:p text:style-name="P2"/>
      <text:p text:style-name="P2"><text:s/>deletes &lt;src&gt; </text:p>
      <text:p text:style-name="P4"><text:span text:style-name="T1">9.</text:span>-rmr [-skipTrash] &lt;src&gt;:</text:p>
      <text:p text:style-name="P3"><text:s text:c="9"/><text:tab/>Remove all directories which match the specified file </text:p>
      <text:p text:style-name="P2"><text:tab/><text:tab/>pattern. Equivalent to the Unix command "rm -rf &lt;src&gt;"</text:p>
      <text:p text:style-name="P2"><text:tab/><text:tab/>-skipTrash option bypasses trash, if enabled, and immediately</text:p>
      <text:p text:style-name="P2">deletes &lt;src&gt;</text:p>
      <text:p text:style-name="P2"/>
      <text:p text:style-name="P3"><text:span text:style-name="T1">1</text:span><text:span text:style-name="T3">0.</text:span><text:span text:style-name="T2">-put &lt;localsrc&gt; ... &lt;dst&gt;:</text:span></text:p>
      <text:p text:style-name="P3"><text:s text:c="10"/><text:tab/>Copy files from the local file system </text:p>
      <text:p text:style-name="P2"><text:tab/><text:tab/>into fs. </text:p>
      <text:p text:style-name="P2"/>
      <text:p text:style-name="P4"><text:span text:style-name="T1">11.</text:span>-copyFromLocal &lt;localsrc&gt; ... &lt;dst&gt;: </text:p>
      <text:p text:style-name="P3"><text:s text:c="17"/>Identical to the -put command.</text:p>
      <text:p text:style-name="P2"/>
      <text:p text:style-name="P4"><text:span text:style-name="T1">12.</text:span>-moveFromLocal &lt;localsrc&gt; ... &lt;dst&gt;:</text:p>
      <text:p text:style-name="P3"><text:s text:c="16"/>Same as -put, except that the source is deleted after it's copied.</text:p>
      <text:p text:style-name="P2"><text:soft-page-break/></text:p>
      <text:p text:style-name="P4"><text:span text:style-name="T1">13.</text:span>-get [-ignoreCrc] [-crc] &lt;src&gt; &lt;localdst&gt;:</text:p>
      <text:p text:style-name="P3"><text:s text:c="17"/>Copy files that match the file pattern &lt;src&gt; </text:p>
      <text:p text:style-name="P2"><text:tab/><text:tab/>to the local name. <text:s/>&lt;src&gt; is kept. <text:s/>When copying mutiple, </text:p>
      <text:p text:style-name="P2"><text:tab/><text:tab/>files, the destination must be a directory. </text:p>
      <text:p text:style-name="P2"/>
      <text:p text:style-name="P3"><text:span text:style-name="T3">14.</text:span><text:span text:style-name="T2">-getmerge &lt;src&gt; &lt;localdst&gt;: </text:span><text:s/></text:p>
      <text:p text:style-name="P3"><text:s text:c="17"/>Get all the files in the directories that </text:p>
      <text:p text:style-name="P2"><text:tab/><text:tab/>match the source file pattern and merge and sort them to only</text:p>
      <text:p text:style-name="P2"><text:tab/><text:tab/>one file on local fs. &lt;src&gt; is kept.</text:p>
      <text:p text:style-name="P2"/>
      <text:p text:style-name="P4"><text:span text:style-name="T1">15.</text:span>-cat &lt;src&gt;: <text:tab/></text:p>
      <text:p text:style-name="P3"><text:s text:c="18"/>Fetch all files that match the file pattern &lt;src&gt; </text:p>
      <text:p text:style-name="P2"><text:tab/><text:tab/>and display their content on stdout.</text:p>
      <text:p text:style-name="P2"/>
      <text:p text:style-name="P4"><text:span text:style-name="T1">16.</text:span>-copyToLocal [-ignoreCrc] [-crc] &lt;src&gt; &lt;localdst&gt;:</text:p>
      <text:p text:style-name="P3"><text:s text:c="18"/>Identical to the -get command.</text:p>
      <text:p text:style-name="P2"/>
      <text:p text:style-name="P4"><text:span text:style-name="T1">17.</text:span>-moveToLocal &lt;src&gt; &lt;localdst&gt;: </text:p>
      <text:p text:style-name="P3"><text:s text:c="19"/>Not implemented yet </text:p>
      <text:p text:style-name="P2"/>
      <text:p text:style-name="P3"><text:span text:style-name="T3">18.</text:span><text:span text:style-name="T2">-mkdir &lt;path&gt;: </text:span><text:tab/></text:p>
      <text:p text:style-name="P3"><text:s text:c="18"/>Create a directory in specified location. </text:p>
      <text:p text:style-name="P2"/>
      <text:p text:style-name="P4"><text:span text:style-name="T1">19.</text:span>-setrep [-R] [-w] &lt;rep&gt; &lt;path/file&gt;:</text:p>
      <text:p text:style-name="P3"><text:s text:c="17"/>Set the replication level of a file. </text:p>
      <text:p text:style-name="P2"><text:tab/><text:tab/>The -R flag requests a recursive change of replication level </text:p>
      <text:p text:style-name="P2"><text:tab/><text:tab/>for an entire tree.</text:p>
      <text:p text:style-name="P2"/>
      <text:p text:style-name="P4"><text:span text:style-name="T1">20.</text:span>-tail [-f] &lt;file&gt;: </text:p>
      <text:p text:style-name="P3"><text:s text:c="18"/>Show the last 1KB of the file. </text:p>
      <text:p text:style-name="P2"><text:tab/><text:tab/>The -f option shows apended data as the file grows. </text:p>
      <text:p text:style-name="P2"/>
      <text:p text:style-name="P4"><text:span text:style-name="T1">21.</text:span>-touchz &lt;path&gt;:</text:p>
      <text:p text:style-name="P3"><text:s text:c="17"/>Write a timestamp in yyyy-MM-dd HH:mm:ss format</text:p>
      <text:p text:style-name="P2"><text:tab/><text:tab/>in a file at &lt;path&gt;. An error is returned if the file exists with <text:s text:c="3"/>non-zero length</text:p>
      <text:p text:style-name="P2"/>
      <text:p text:style-name="P2"/>
      <text:p text:style-name="P4"><text:soft-page-break/><text:span text:style-name="T1">22.</text:span>-test -[ezd] &lt;path&gt;:</text:p>
      <text:p text:style-name="P3"><text:s text:c="17"/>If file { exists, has zero length, is a directory</text:p>
      <text:p text:style-name="P2"><text:tab/><text:tab/>then return 0, else return 1.</text:p>
      <text:p text:style-name="P2"/>
      <text:p text:style-name="P4"><text:span text:style-name="T1">23.</text:span>-text &lt;src&gt;: <text:tab/></text:p>
      <text:p text:style-name="P3"><text:s text:c="18"/>Takes a source file and outputs the file in text format.</text:p>
      <text:p text:style-name="P2"><text:tab/><text:tab/>The allowed formats are zip and TextRecordInputStream.</text:p>
      <text:p text:style-name="P2"/>
      <text:p text:style-name="P3"><text:span text:style-name="T1">2</text:span><text:span text:style-name="T3">4.</text:span><text:span text:style-name="T2">-stat [format] &lt;path&gt;:</text:span></text:p>
      <text:p text:style-name="P3"><text:s text:c="18"/>Print statistics about the file/directory at &lt;path&gt;</text:p>
      <text:p text:style-name="P2"><text:tab/><text:tab/>in the specified format. Format accepts filesize in blocks (%b), <text:s/>filename (%n),</text:p>
      <text:p text:style-name="P2"><text:tab/><text:tab/>block size (%o), replication (%r), modification date (%y, %Y)</text:p>
      <text:p text:style-name="P2"/>
      <text:p text:style-name="P2"><text:span text:style-name="T3">25.</text:span><text:span text:style-name="T2">-chmod [-R] </text:span>&lt;MODE[,MODE]... | OCTALMODE&gt; PATH...</text:p>
      <text:p text:style-name="P2"><text:tab/><text:tab/>Changes permissions of a file.</text:p>
      <text:p text:style-name="P2"><text:tab/><text:tab/>This works similar to shell's chmod with a few exceptions.</text:p>
      <text:p text:style-name="P2"/>
      <text:p text:style-name="P2"><text:tab/>-R<text:tab/>modifies the files recursively. This is the only option</text:p>
      <text:p text:style-name="P2"><text:tab/><text:tab/>currently supported.</text:p>
      <text:p text:style-name="P2"/>
      <text:p text:style-name="P2"><text:tab/>MODE<text:tab/>Mode is same as mode used for chmod shell command.</text:p>
      <text:p text:style-name="P2"><text:tab/><text:tab/>Only letters recognized are 'rwxX'. E.g. a+r,g-w,+rwx,o=r</text:p>
      <text:p text:style-name="P2"/>
      <text:p text:style-name="P2"><text:tab/>OCTALMODE Mode specifed in 3 digits. Unlike shell command,</text:p>
      <text:p text:style-name="P2"><text:tab/><text:tab/>this requires all three digits.</text:p>
      <text:p text:style-name="P2"><text:tab/><text:tab/>E.g. 754 is same as u=rwx,g=rx,o=r</text:p>
      <text:p text:style-name="P2"/>
      <text:p text:style-name="P2"><text:tab/><text:tab/>If none of 'augo' is specified, 'a' is assumed and unlike</text:p>
      <text:p text:style-name="P2"><text:tab/><text:tab/>shell command, no umask is applied.</text:p>
      <text:p text:style-name="P2"/>
      <text:p text:style-name="P5"><text:span text:style-name="T1">26.</text:span>-chown [-R] [OWNER][:[GROUP]] PATH...</text:p>
      <text:p text:style-name="P2"><text:tab/><text:tab/>Changes owner and group of a file.</text:p>
      <text:p text:style-name="P2"><text:tab/><text:tab/>This is similar to shell's chown with a few exceptions.</text:p>
      <text:p text:style-name="P2"/>
      <text:p text:style-name="P2"><text:tab/>-R<text:tab/>modifies the files recursively. This is the only option</text:p>
      <text:p text:style-name="P2"><text:tab/><text:tab/>currently supported.</text:p>
      <text:p text:style-name="P2"/>
      <text:p text:style-name="P2"><text:soft-page-break/><text:tab/><text:tab/>If only owner or group is specified then only owner or group is modified.</text:p>
      <text:p text:style-name="P2"/>
      <text:p text:style-name="P2"><text:tab/><text:tab/>The owner and group names may only cosists of digits, alphabet,</text:p>
      <text:p text:style-name="P2"><text:tab/><text:tab/>and any of '-_.@/' i.e. [-_.@/a-zA-Z0-9]. The names are case</text:p>
      <text:p text:style-name="P2"><text:tab/><text:tab/>sensitive.</text:p>
      <text:p text:style-name="P2"/>
      <text:p text:style-name="P2"><text:tab/><text:tab/>WARNING: Avoid using '.' to separate user name and group though</text:p>
      <text:p text:style-name="P2"><text:tab/><text:tab/>Linux allows it. If user names have dots in them and you are</text:p>
      <text:p text:style-name="P2"><text:tab/><text:tab/>using local file system, you might see surprising results since</text:p>
      <text:p text:style-name="P2"><text:tab/><text:tab/>shell command 'chown' is used for local files.</text:p>
      <text:p text:style-name="P2"/>
      <text:p text:style-name="P5"><text:span text:style-name="T1">27.</text:span>-chgrp [-R] GROUP PATH...</text:p>
      <text:p text:style-name="P2"><text:tab/><text:tab/>This is equivalent to -chown ... :GROUP ...</text:p>
      <text:p text:style-name="P2"/>
      <text:p text:style-name="P4"><text:span text:style-name="T1">28.</text:span>-count[-q] &lt;path&gt;: </text:p>
      <text:p text:style-name="P3"><text:s text:c="18"/>Count the number of directories, files and bytes under the paths</text:p>
      <text:p text:style-name="P2"><text:tab/><text:tab/>that match the specified file pattern. <text:s/>The output columns are:</text:p>
      <text:p text:style-name="P2"><text:tab/><text:tab/>DIR_COUNT FILE_COUNT CONTENT_SIZE FILE_NAM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20:43:41.613662006</meta:creation-date>
    <dc:date>2022-04-21T22:18:48.203719946</dc:date>
    <meta:editing-duration>PT33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31" meta:word-count="899" meta:character-count="6062" meta:non-whitespace-character-count="4664"/>
  </office:meta>
</office:document-meta>
</file>